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padding="0.097cm" fo:border="0.05pt solid #000000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9.001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mic Sans MS" fo:font-size="14pt" fo:font-weight="bold" officeooo:rsid="0006921e" officeooo:paragraph-rsid="0006921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mic Sans MS" fo:font-size="14pt" fo:font-weight="bold" officeooo:rsid="0006921e" officeooo:paragraph-rsid="002425cb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mic Sans MS" fo:font-size="14pt" fo:font-weight="normal" officeooo:rsid="0006921e" officeooo:paragraph-rsid="0006921e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officeooo:paragraph-rsid="00279e00"/>
    </style:style>
    <style:style style:name="P5" style:family="paragraph" style:parent-style-name="Standard">
      <style:paragraph-properties fo:margin-top="0cm" fo:margin-bottom="0cm" loext:contextual-spacing="false"/>
      <style:text-properties style:font-name="Comic Sans MS" fo:font-size="14pt" fo:font-style="italic" fo:font-weight="normal" officeooo:rsid="0006921e" officeooo:paragraph-rsid="00224153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Default">
      <style:paragraph-properties fo:margin-top="0cm" fo:margin-bottom="0cm" loext:contextual-spacing="false"/>
      <style:text-properties style:font-name="Comic Sans MS" fo:font-size="14pt" fo:font-style="italic" fo:font-weight="normal" officeooo:rsid="0006921e" officeooo:paragraph-rsid="0006921e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Default">
      <style:paragraph-properties fo:margin-top="0cm" fo:margin-bottom="0cm" loext:contextual-spacing="false"/>
      <style:text-properties style:font-name="Comic Sans MS" fo:font-size="14pt" fo:font-style="normal" fo:font-weight="normal" officeooo:rsid="0006921e" officeooo:paragraph-rsid="0006921e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Default">
      <style:paragraph-properties fo:margin-top="0cm" fo:margin-bottom="0cm" loext:contextual-spacing="false"/>
      <style:text-properties style:font-name="Comic Sans MS" fo:font-size="14pt" fo:font-style="normal" fo:font-weight="normal" officeooo:rsid="00072292" officeooo:paragraph-rsid="00219d82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Default">
      <style:paragraph-properties fo:margin-top="0cm" fo:margin-bottom="0cm" loext:contextual-spacing="false"/>
      <style:text-properties style:font-name="Comic Sans MS" fo:font-size="14pt" fo:font-style="normal" fo:font-weight="normal" officeooo:rsid="00142a8b" officeooo:paragraph-rsid="00142a8b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Default">
      <style:paragraph-properties fo:margin-top="0cm" fo:margin-bottom="0cm" loext:contextual-spacing="false"/>
      <style:text-properties style:font-name="Comic Sans MS" fo:font-size="14pt" fo:font-style="normal" fo:font-weight="normal" officeooo:rsid="002920a3" officeooo:paragraph-rsid="002920a3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Default">
      <style:paragraph-properties fo:margin-top="0cm" fo:margin-bottom="0cm" loext:contextual-spacing="false"/>
      <style:text-properties style:font-name="Comic Sans MS" fo:font-size="14pt" fo:font-style="normal" fo:font-weight="normal" officeooo:rsid="002b4d09" officeooo:paragraph-rsid="002b4d09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Default">
      <style:paragraph-properties fo:margin-top="0cm" fo:margin-bottom="0cm" loext:contextual-spacing="false"/>
      <style:text-properties style:font-name="Comic Sans MS" fo:font-size="14pt" fo:font-style="normal" style:text-underline-style="solid" style:text-underline-width="auto" style:text-underline-color="font-color" fo:font-weight="bold" officeooo:rsid="00142a8b" officeooo:paragraph-rsid="00142a8b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Default">
      <style:paragraph-properties fo:margin-top="0cm" fo:margin-bottom="0cm" loext:contextual-spacing="false"/>
      <style:text-properties style:font-name="Comic Sans MS" fo:font-size="14pt" fo:font-style="normal" style:text-underline-style="none" fo:font-weight="normal" officeooo:rsid="002d22fa" officeooo:paragraph-rsid="00302e0d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Default">
      <style:paragraph-properties fo:margin-top="0cm" fo:margin-bottom="0cm" loext:contextual-spacing="false"/>
      <style:text-properties style:font-name="Comic Sans MS" fo:font-size="14pt" fo:font-style="normal" style:text-underline-style="none" fo:font-weight="normal" officeooo:rsid="00302e0d" officeooo:paragraph-rsid="00142a8b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Default">
      <style:paragraph-properties fo:margin-top="0cm" fo:margin-bottom="0cm" loext:contextual-spacing="false"/>
      <style:text-properties fo:font-size="14pt" officeooo:paragraph-rsid="00302e0d" style:font-size-asian="14pt" style:font-size-complex="14pt"/>
    </style:style>
    <style:style style:name="P16" style:family="paragraph" style:parent-style-name="Default">
      <style:paragraph-properties fo:margin-top="0cm" fo:margin-bottom="0cm" loext:contextual-spacing="false"/>
      <style:text-properties fo:font-size="14pt" officeooo:rsid="00397dae" officeooo:paragraph-rsid="00397dae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officeooo:rsid="004316f4" officeooo:paragraph-rsid="0022415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officeooo:rsid="00279e00" officeooo:paragraph-rsid="00279e0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9" style:family="paragraph" style:parent-style-name="Default">
      <style:paragraph-properties fo:margin-top="0cm" fo:margin-bottom="0cm" loext:contextual-spacing="false"/>
      <style:text-properties style:font-name="Comic Sans MS" fo:font-size="14pt" fo:font-style="normal" style:text-underline-style="none" fo:font-weight="normal" officeooo:rsid="0035eaad" officeooo:paragraph-rsid="00302e0d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officeooo:rsid="00334a69" officeooo:paragraph-rsid="00334a69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" style:family="text">
      <style:text-properties fo:color="#000000" style:font-name="Comic Sans MS" fo:font-size="16pt" fo:font-weight="bold" officeooo:rsid="001153c4" style:font-size-asian="16pt" style:font-weight-asian="bold" style:font-size-complex="16pt" style:font-weight-complex="bold"/>
    </style:style>
    <style:style style:name="T2" style:family="text">
      <style:text-properties fo:color="#000000" style:font-name="Comic Sans MS" fo:font-size="16pt" fo:font-weight="bold" officeooo:rsid="00334a69" style:font-size-asian="16pt" style:font-weight-asian="bold" style:font-size-complex="16pt" style:font-weight-complex="bold"/>
    </style:style>
    <style:style style:name="T3" style:family="text">
      <style:text-properties fo:color="#000000" style:font-name="Comic Sans MS" fo:font-size="16pt" fo:font-weight="bold" officeooo:rsid="003857e4" style:font-size-asian="16pt" style:font-weight-asian="bold" style:font-size-complex="16pt" style:font-weight-complex="bold"/>
    </style:style>
    <style:style style:name="T4" style:family="text">
      <style:text-properties style:font-name="Comic Sans MS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Comic Sans MS" fo:font-style="normal" style:text-underline-style="none" fo:font-weight="normal" officeooo:rsid="0019a4c6" style:font-style-asian="normal" style:font-weight-asian="normal" style:font-style-complex="normal" style:font-weight-complex="normal"/>
    </style:style>
    <style:style style:name="T6" style:family="text">
      <style:text-properties style:font-name="Comic Sans MS" fo:font-style="normal" style:text-underline-style="none" fo:font-weight="normal" officeooo:rsid="002d22fa" style:font-style-asian="normal" style:font-weight-asian="normal" style:font-style-complex="normal" style:font-weight-complex="normal"/>
    </style:style>
    <style:style style:name="T7" style:family="text">
      <style:text-properties style:font-name="Comic Sans MS" fo:font-style="normal" style:text-underline-style="none" fo:font-weight="normal" officeooo:rsid="0035e765" style:font-style-asian="normal" style:font-weight-asian="normal" style:font-style-complex="normal" style:font-weight-complex="normal"/>
    </style:style>
    <style:style style:name="T8" style:family="text">
      <style:text-properties style:font-name="Comic Sans MS" fo:font-style="normal" style:text-underline-style="none" fo:font-weight="normal" officeooo:rsid="0035eaad" style:font-style-asian="normal" style:font-weight-asian="normal" style:font-style-complex="normal" style:font-weight-complex="normal"/>
    </style:style>
    <style:style style:name="T9" style:family="text">
      <style:text-properties style:font-name="Comic Sans MS" fo:font-style="normal" style:text-underline-style="none" fo:font-weight="normal" officeooo:rsid="003857e4" style:font-style-asian="normal" style:font-weight-asian="normal" style:font-style-complex="normal" style:font-weight-complex="normal"/>
    </style:style>
    <style:style style:name="T10" style:family="text">
      <style:text-properties style:font-name="Comic Sans M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1" style:family="text">
      <style:text-properties style:font-name="Comic Sans MS" fo:font-style="normal" style:text-underline-style="solid" style:text-underline-width="auto" style:text-underline-color="font-color" fo:font-weight="bold" officeooo:rsid="0035eaad" style:font-style-asian="normal" style:font-weight-asian="bold" style:font-style-complex="normal" style:font-weight-complex="bold"/>
    </style:style>
    <style:style style:name="T12" style:family="text">
      <style:text-properties style:font-name="Comic Sans MS" fo:font-size="16pt" fo:font-weight="bold" officeooo:rsid="002425cb" style:font-size-asian="16pt" style:font-weight-asian="bold" style:font-size-complex="16pt" style:font-weight-complex="bold"/>
    </style:style>
    <style:style style:name="T13" style:family="text">
      <style:text-properties officeooo:rsid="00118fe3"/>
    </style:style>
    <style:style style:name="T14" style:family="text">
      <style:text-properties officeooo:rsid="0015fea3"/>
    </style:style>
    <style:style style:name="T15" style:family="text">
      <style:text-properties officeooo:rsid="001871a4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officeooo:rsid="0019a4c6"/>
    </style:style>
    <style:style style:name="T18" style:family="text">
      <style:text-properties officeooo:rsid="00341272"/>
    </style:style>
    <style:style style:name="T19" style:family="text">
      <style:text-properties officeooo:rsid="0035e765"/>
    </style:style>
    <style:style style:name="T20" style:family="text">
      <style:text-properties officeooo:rsid="0037bf2c"/>
    </style:style>
    <style:style style:name="T21" style:family="text">
      <style:text-properties officeooo:rsid="003857e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><text:span text:style-name="T1">Ch </text:span><text:span text:style-name="T3">4</text:span><text:span text:style-name="T1"> : </text:span><text:span text:style-name="T2">Suites </text:span><text:span text:style-name="T3">géométr</text:span><text:span text:style-name="T2">iques</text:span><text:span text:style-name="T12">: exercices</text:span></text:p>
          </table:table-cell>
        </table:table-row>
      </table:table>
      <text:p text:style-name="P1"/>
      <text:p text:style-name="P2"/>
      <text:p text:style-name="P3">A l’issue de ce travail je dois être capable de :</text:p>
      <text:p text:style-name="P17"/>
      <table:table table:name="Tableau1" table:style-name="Tableau1">
        <table:table-column table:style-name="Tableau1.A"/>
        <table:table-row>
          <table:table-cell table:style-name="Tableau1.A1" office:value-type="string">
            <text:list xml:id="list3008702718" text:style-name="L1">
              <text:list-item>
                <text:p text:style-name="P20">Prouver que trois nombres sont (ou ne sont pas) les termes consécutifs d’une suite <text:span text:style-name="T20">géométrique</text:span>.</text:p>
              </text:list-item>
              <text:list-item>
                <text:p text:style-name="P20">Déterminer la raison d’une suite <text:span text:style-name="T20">géométr</text:span>ique modélisant une évolution.</text:p>
              </text:list-item>
              <text:list-item>
                <text:p text:style-name="P20">Exprimer en fonction de n le terme général <draw:frame draw:style-name="fr1" draw:name="Objet1" text:anchor-type="as-char" svg:y="-0.466cm" svg:width="0.601cm" svg:height="0.693cm" draw:z-index="0"><draw:object xlink:href="./Object 1" xlink:type="simple" xlink:show="embed" xlink:actuate="onLoad"/><draw:image xlink:href="./ObjectReplacements/Object 1" xlink:type="simple" xlink:show="embed" xlink:actuate="onLoad"/></draw:frame>d’une suite <text:span text:style-name="T20">géométrique.</text:span></text:p>
              </text:list-item>
              <text:list-item>
                <text:p text:style-name="P20">Calculer la somme des premiers termes d’une suite <text:span text:style-name="T20">géométrique</text:span>, reconnaître une situation relevant d’un tel calcul</text:p>
              </text:list-item>
              <text:list-item>
                <text:p text:style-name="P20">Calculer la moyenne <text:span text:style-name="T20">géométrique</text:span> de deux nombres</text:p>
              </text:list-item>
            </text:list>
          </table:table-cell>
        </table:table-row>
      </table:table>
      <text:p text:style-name="P18"/>
      <text:p text:style-name="P5"/>
      <text:p text:style-name="P6"><text:span text:style-name="T13">Les exercices sont à</text:span> réaliser dans l’ordre que vous voulez partie exercice en indiquant bien le chapitre sur l<text:span text:style-name="T15">e</text:span>quel vous travaillez, <text:span text:style-name="T14">vous pourrez éventuellement poursuivre votre travail chez vous.</text:span></text:p>
      <text:p text:style-name="P7"/>
      <text:p text:style-name="P8"/>
      <text:p text:style-name="P9"><text:span text:style-name="T16">A traiter obligatoirement :</text:span> </text:p>
      <text:p text:style-name="P10">I) <text:span text:style-name="T18">ex 14, 16, 17, 20, 21,22 et 24 p 21</text:span></text:p>
      <text:p text:style-name="P11">II) <text:span text:style-name="T19">ex 37 et 39 p 23, ex 43 et 46 p 24 ,</text:span></text:p>
      <text:p text:style-name="P9"/>
      <text:p text:style-name="P12">Pour encore s’exercer :</text:p>
      <text:p text:style-name="P13"><text:span text:style-name="T17">Si j’ai eu des difficultés au </text:span>I : <text:span text:style-name="T21">ex 15, 18, 19,23,25 p 21</text:span></text:p>
      <text:p text:style-name="P15"><text:span text:style-name="T5">Si j’ai eu des difficultés au </text:span><text:span text:style-name="T6">II :</text:span><text:span text:style-name="T7"> </text:span><text:span text:style-name="T8">ex </text:span><text:span text:style-name="T9">38</text:span><text:span text:style-name="T8"> et </text:span><text:span text:style-name="T9">40</text:span><text:span text:style-name="T8"> p 2</text:span><text:span text:style-name="T9">3</text:span><text:span text:style-name="T8">, </text:span><text:span text:style-name="T9">44</text:span><text:span text:style-name="T8"> et </text:span><text:span text:style-name="T9">45</text:span><text:span text:style-name="T8"> p 25</text:span></text:p>
      <text:p text:style-name="P19"/>
      <text:p text:style-name="P16"><text:span text:style-name="T11">V</text:span><text:span text:style-name="T10">ers le bac</text:span><text:span text:style-name="T4"> : devoir maison n°2 : ex 58 p 27 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09:19:50.637000000</meta:creation-date>
    <dc:date>2020-09-21T16:48:19.132000000</dc:date>
    <meta:editing-duration>PT1H53M17S</meta:editing-duration>
    <meta:editing-cycles>27</meta:editing-cycles>
    <meta:generator>LibreOffice/6.0.7.3$Windows_X86_64 LibreOffice_project/dc89aa7a9eabfd848af146d5086077aeed2ae4a5</meta:generator>
    <meta:print-date>2019-09-05T11:34:25.014000000</meta:print-date>
    <meta:document-statistic meta:table-count="2" meta:image-count="0" meta:object-count="1" meta:page-count="1" meta:paragraph-count="15" meta:word-count="187" meta:character-count="977" meta:non-whitespace-character-count="808"/>
  </office:meta>
</office:document-meta>
</file>

<file path=Object 1/content.xml><?xml version="1.0" encoding="utf-8"?>
<math xmlns="http://www.w3.org/1998/Math/MathML" display="block">
  <semantics>
    <msub>
      <mi>u</mi>
      <mi>n</mi>
    </msub>
    <annotation encoding="StarMath 5.0">u_n</annotation>
  </semantics>
</math>
</file>